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28pt" fo:font-weight="bold" officeooo:paragraph-rsid="0006b215" style:font-size-asian="28pt" style:font-weight-asian="bold" style:font-size-complex="28pt" style:font-weight-complex="bold"/>
    </style:style>
    <style:style style:name="T1" style:family="text">
      <style:text-properties officeooo:rsid="0006b2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x Diviosr</text:span></text:p>
      <text:p text:style-name="Standard">https://www.codechef.com/problems/MXFACS/</text:p>
      <text:p text:style-name="P1"/>
      <text:p text:style-name="P1">#include &lt;bits/stdc++.h&gt;</text:p>
      <text:p text:style-name="P1">using namespace std;</text:p>
      <text:p text:style-name="P1"/>
      <text:p text:style-name="P1">void solve() {</text:p>
      <text:p text:style-name="P1"/>
      <text:p text:style-name="P1"><text:tab/>int n;</text:p>
      <text:p text:style-name="P1"><text:tab/>cin &gt;&gt; n;</text:p>
      <text:p text:style-name="P1"/>
      <text:p text:style-name="P1"><text:tab/>int max_pow = 0, min_pf = 1e9;</text:p>
      <text:p text:style-name="P1"><text:tab/>for (int pf = 2; pf * pf &lt;= n; pf++) {</text:p>
      <text:p text:style-name="P1"><text:tab/><text:tab/>if (n % pf == 0) {</text:p>
      <text:p text:style-name="P1"><text:tab/><text:tab/><text:tab/>int pow = 0;</text:p>
      <text:p text:style-name="P1"><text:tab/><text:tab/><text:tab/>while (n % pf == 0) {</text:p>
      <text:p text:style-name="P1"><text:tab/><text:tab/><text:tab/><text:tab/>n /= pf;</text:p>
      <text:p text:style-name="P1"><text:tab/><text:tab/><text:tab/><text:tab/>pow++;</text:p>
      <text:p text:style-name="P1"><text:tab/><text:tab/><text:tab/>}</text:p>
      <text:p text:style-name="P1"><text:tab/><text:tab/><text:tab/>if (pow &gt; max_pow) max_pow = pow, min_pf = pf;</text:p>
      <text:p text:style-name="P1"><text:tab/><text:tab/>}</text:p>
      <text:p text:style-name="P1"><text:tab/>}</text:p>
      <text:p text:style-name="P1"><text:tab/>if (max_pow == 0) min_pf = n;</text:p>
      <text:p text:style-name="P1"/>
      <text:p text:style-name="P1"><text:tab/>cout &lt;&lt; min_pf &lt;&lt; '\n';</text:p>
      <text:p text:style-name="P1">}</text:p>
      <text:p text:style-name="P1"/>
      <text:p text:style-name="P1">int main() {</text:p>
      <text:p text:style-name="P1"><text:tab/>int t;</text:p>
      <text:p text:style-name="P1"><text:tab/>cin &gt;&gt; t;</text:p>
      <text:p text:style-name="P1"><text:tab/>while (t--) solve(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31T00:21:58.159269685</meta:creation-date>
    <dc:date>2021-12-31T00:23:40.359049492</dc:date>
    <meta:editing-duration>PT1M52S</meta:editing-duration>
    <meta:editing-cycles>1</meta:editing-cycles>
    <meta:document-statistic meta:table-count="0" meta:image-count="0" meta:object-count="0" meta:page-count="1" meta:paragraph-count="26" meta:word-count="96" meta:character-count="442" meta:non-whitespace-character-count="339"/>
    <meta:generator>LibreOffice/6.0.7.3$Linux_X86_64 LibreOffice_project/00m0$Build-3</meta:generator>
  </office:meta>
</office:document-meta>
</file>